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a2d9" officeooo:paragraph-rsid="0002a2d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d11b" officeooo:paragraph-rsid="0009d11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bb4f0" officeooo:paragraph-rsid="000bb4f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bb4f0" officeooo:paragraph-rsid="000bb4f0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nctionnalitees</text:p>
      <text:p text:style-name="P1"/>
      <text:p text:style-name="P4">Le joueur est capable de se déplacer sur la Map. Des ennemis apparraissent à des coordonnées aléatoires en X tous les 2000 gameloop. ( Quelques dizaines de secondes ).</text:p>
      <text:p text:style-name="P4">Il est capable de ramasser des blocs et des items sur la Map, certains blocs le soignent ou drop des items aléatoires ( Bloc radioactif / Bloc de déchets ).</text:p>
      <text:p text:style-name="P4">Il peut crafter différents items avec les ressources ramassées, et s’en servir pour améliorer ses performances en creusant ou en frappant ses ennemis.</text:p>
      <text:p text:style-name="P4">Les Sentinelles peuvent frapper le joueur, mais nous n’avons pas eu le temps d’implémenter la fonctionnalitée pour les drônes.</text:p>
      <text:p text:style-name="P4">Le Joueur peut glisser les objets de son inventaire dans la table de craft ou dans une «poubelle» qui lui permet de se débarasser de certains item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17:34.719996477</meta:creation-date>
    <dc:date>2019-06-14T17:41:27.634870230</dc:date>
    <meta:editing-duration>PT19M1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29" meta:character-count="763" meta:non-whitespace-character-count="640"/>
  </office:meta>
</office:document-meta>
</file>